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onfig.parseNamespacesEntry( Elemen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Config.getIO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Config.getItem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Config.isCollectionResource( Item it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Config.getProperty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Config.parseNodeTypesEntry( Elem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Config.buildClassFromConfig( Elemen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urceConfig.getMi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fig.parse( URL configURL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5">
            <text:p text:style-name="Table_20_Contents"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